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7"/><text:span text:style-name="T7">HTML Tags List</text:span></text:p>
      <text:p text:style-name="Text_20_body"><text:s text:c="6"/>HTML stands for Hyper Text Markup Language.It is standard language to design web pages.HTML elements <text:s/>tells the browser how to display the content of web pages and tells the pieces of content with the help of tags.The following are the major tags used in HTML</text:p>
      <text:p text:style-name="Text_20_body"><text:span text:style-name="T6">Basic Tags</text:span></text:p>
      <text:p text:style-name="Text_20_body"><text:span text:style-name="T6">&lt;!</text:span><text:span text:style-name="T1">DOCTYPE</text:span> html&gt;declaration represents the document type, and helps browsers to display web pages correctly. </text:p>
      <text:p text:style-name="Text_20_body"><text:s/><text:span text:style-name="T6">&lt;</text:span><text:span text:style-name="T1">html</text:span><text:span text:style-name="T6">&gt;</text:span> &lt;/html&gt;element is the root element of an HTML page.</text:p>
      <text:p text:style-name="Text_20_body"><text:span text:style-name="T5">&lt;head&gt;&lt;/head&gt;</text:span><text:span text:style-name="T4">element contains meta information about the HTML page</text:span></text:p>
      <text:p text:style-name="Text_20_body"><text:span text:style-name="T3">&lt;</text:span><text:span text:style-name="T5">title</text:span><text:span text:style-name="T3">&gt;</text:span><text:span text:style-name="T4"> element specifies a title for the HTML page </text:span></text:p>
      <text:p text:style-name="Text_20_body"><text:span text:style-name="T3">&lt;</text:span><text:span text:style-name="T5">body</text:span><text:span text:style-name="T3">&gt;</text:span><text:span text:style-name="T4">element defines the document's body, and is a container for all the visible contents, such as headings, paragraphs, images, hyperlinks, tables etc.</text:span></text:p>
      <text:p text:style-name="Text_20_body"><text:span text:style-name="T4"/></text:p>
      <text:p text:style-name="Text_20_body"><text:span text:style-name="T4"><text:s/></text:span><text:span text:style-name="T3">Text Tags</text:span></text:p>
      <text:p text:style-name="Text_20_body">&lt;pre&gt; &lt;/pre&gt;Creates preformatted text </text:p>
      <text:p text:style-name="Text_20_body"><text:span text:style-name="T4">&lt;h1&gt; &lt;/h1&gt;...&lt;h6&gt;&lt;/h6&gt;Creates headlines – H1is largest, H6 is smallest </text:span></text:p>
      <text:p text:style-name="Text_20_body"><text:span text:style-name="T4">&lt;b&gt;&lt;/b&gt;Creates bold text(&lt;strong&gt; &lt;/strong&gt; is best to use)</text:span></text:p>
      <text:p text:style-name="Text_20_body"><text:span text:style-name="T4">&lt;i&gt;&lt;/i&gt;Creates italicized text (&lt;em&gt;&lt;/em&gt;best to use)</text:span></text:p>
      <text:p text:style-name="Text_20_body"><text:span text:style-name="T4">&lt;tt&gt;&lt;/tt&gt;Creates typewriter-style text </text:span></text:p>
      <text:p text:style-name="Text_20_body"><text:span text:style-name="T4">&lt;code&gt;&lt;/code&gt; used to define source code</text:span></text:p>
      <text:p text:style-name="Text_20_body"><text:span text:style-name="T4">&lt;address&gt; &lt;/address&gt; creates address section,in italics usually</text:span></text:p>
      <text:p text:style-name="Text_20_body"><text:span text:style-name="T4">&lt;em&gt; &lt;/em&gt;emphasizes a word</text:span></text:p>
      <text:p text:style-name="Text_20_body"><text:span text:style-name="T4">&lt;strong&gt; &lt;/strong&gt; emphasizes a word in bold</text:span></text:p>
      <text:p text:style-name="Text_20_body"><text:span text:style-name="T4">&lt;font size=?&gt;&lt;/font&gt;sets font color</text:span></text:p>
      <text:p text:style-name="Text_20_body"><text:span text:style-name="T4">&lt;font face=?&gt;&lt;/font&gt;defines the font used</text:span></text:p>
      <text:p text:style-name="Text_20_body"><text:span text:style-name="T4"/></text:p>
      <text:p text:style-name="P1"><text:span text:style-name="T2">Formatting tags</text:span></text:p>
      <text:p text:style-name="Text_20_body"><text:span text:style-name="T4">&lt;p&gt;&lt;/p&gt; creates new paragraph</text:span></text:p>
      <text:p text:style-name="Text_20_body"><text:span text:style-name="T4">&lt;br&gt;inserts line break</text:span></text:p>
      <text:p text:style-name="Text_20_body"><text:span text:style-name="T4">&lt;blockquote&gt;&lt;/blockquote&gt; puts content in quote</text:span></text:p>
      <text:p text:style-name="Text_20_body"><text:span text:style-name="T4">&lt;div&gt;&lt;/div&gt;used to format block content with CSS</text:span></text:p>
      <text:p text:style-name="Text_20_body"><text:span text:style-name="T4">&lt;span&gt;&lt;/span&gt;used to format inline content with CSS</text:span></text:p>
      <text:p text:style-name="Text_20_body"><text:span text:style-name="T4"/></text:p>
      <text:p text:style-name="Text_20_body"><text:span text:style-name="T4"/></text:p>
      <text:p text:style-name="Text_20_body"><text:span text:style-name="T3"/></text:p>
      <text:p text:style-name="Text_20_body"><text:soft-page-break/><text:span text:style-name="T3">Lists Tags</text:span></text:p>
      <text:p text:style-name="Text_20_body"><text:span text:style-name="T4">&lt;ul&gt;&lt;/ul&gt;creates unordered list</text:span></text:p>
      <text:p text:style-name="Text_20_body"><text:span text:style-name="T4">&lt;li&gt;&lt;/li&gt;encompasses each list item</text:span></text:p>
      <text:p text:style-name="Text_20_body"><text:span text:style-name="T4">&lt;dl&gt;&lt;/dl&gt;creates a definition list</text:span></text:p>
      <text:p text:style-name="Text_20_body"><text:span text:style-name="T4">&lt;ol start=?&gt;&lt;/ol&gt;creates an ordered list</text:span></text:p>
      <text:p text:style-name="Text_20_body"><text:span text:style-name="T4">&lt;dt&gt;precedes each definition term</text:span></text:p>
      <text:p text:style-name="Text_20_body"><text:span text:style-name="T4">&lt;dd&gt;precedes each definition</text:span></text:p>
      <text:p text:style-name="Text_20_body"><text:span text:style-name="T4"/></text:p>
      <text:p text:style-name="P1"><text:span text:style-name="T2">Tables tags(for data layout)</text:span></text:p>
      <text:p text:style-name="Text_20_body"><text:span text:style-name="T4">&lt;table&gt;&lt;/table&gt;creates table</text:span></text:p>
      <text:p text:style-name="Text_20_body"><text:span text:style-name="T4">&lt;tr&gt;&lt;/tr&gt;sets off each row in table</text:span></text:p>
      <text:p text:style-name="Text_20_body"><text:span text:style-name="T4">&lt;td&gt;&lt;/td&gt;sets off each cell in a row</text:span></text:p>
      <text:p text:style-name="Text_20_body"><text:span text:style-name="T4">&lt;th&gt;&lt;/th&gt;sets off table header(bold centered text)</text:span></text:p>
      <text:p text:style-name="Text_20_body"><text:span text:style-name="T4"/></text:p>
      <text:p text:style-name="P1"><text:span text:style-name="T2">Forms tags</text:span></text:p>
      <text:p text:style-name="Text_20_body"><text:span text:style-name="T4">&lt;form&gt;&lt;/form&gt; defines a form</text:span></text:p>
      <text:p text:style-name="Text_20_body"><text:span text:style-name="T4">&lt;select name=?&gt;&lt;/select&gt; creates pull down menu</text:span></text:p>
      <text:p text:style-name="Text_20_body"><text:span text:style-name="T4">&lt;option&gt; sets off each menu item</text:span></text:p>
      <text:p text:style-name="Text_20_body"><text:span text:style-name="T4">&lt;select multiple name=? Size=?&gt;&lt;/select&gt; creates a scrolling menu.size sets no.of menu items before user needs to scroll</text:span></text:p>
      <text:p text:style-name="Text_20_body"><text:span text:style-name="T4">&lt;textarea name=? cols=”x” rows=”y”&gt;&lt;/textarea&gt;creates a text box area.rows set height and columns set width</text:span></text:p>
      <text:p text:style-name="Text_20_body"><text:span text:style-name="T4">&lt;input type=”checkbox” name=? value=?&gt;creates check box</text:span></text:p>
      <text:p text:style-name="Text_20_body"><text:span text:style-name="T4">&lt;input area=”radio” name=? Value=? checked&gt;creates a radio button which is pre checked</text:span></text:p>
      <text:p text:style-name="Text_20_body"><text:span text:style-name="T4">&lt;input type=”text” name=? Size=?&gt;creates a one-line text area.size sets length in characters</text:span></text:p>
      <text:p text:style-name="Text_20_body"><text:span text:style-name="T4">&lt;input type=”submit” value=?&gt;creates submit button.value sets text in submit button'</text:span></text:p>
      <text:p text:style-name="Text_20_body"><text:span text:style-name="T4">&lt;input type=”image” name=? Src=? Border=? Alt=?&gt;creates submit button using an image<text:line-break/>&lt;input type=”reset”&gt; creates reset button</text:span></text:p>
      <text:p text:style-name="Text_20_body"><text:span text:style-name="T4"/></text:p>
      <text:p text:style-name="P1"><text:span text:style-name="T2">Graphic elememts</text:span></text:p>
      <text:p text:style-name="Text_20_body"><text:span text:style-name="T4">&lt;hr&gt;&lt;/hr&gt; inserts horizontal line</text:span></text:p>
      <text:p text:style-name="Text_20_body"><text:span text:style-name="T4">&lt;hr size=?&gt;sets size of horizontal line</text:span></text:p>
      <text:p text:style-name="Text_20_body"><text:span text:style-name="T4">&lt;hr width=?&gt;sets width of rile</text:span></text:p>
      <text:p text:style-name="Text_20_body"><text:span text:style-name="T4">&lt;hr noshade&gt;creates horizontal line without shadow</text:span></text:p>
      <text:p text:style-name="Text_20_body"><text:span text:style-name="T4">&lt;img src=”URL”/&gt;adds image which is a seperate file located at URL</text:span></text:p>
      <text:p text:style-name="Text_20_body"><text:soft-page-break/><text:span text:style-name="T4">&lt;img src=”URL” align=?&gt;aligns image left/right/center/top/middle/bottom</text:span></text:p>
      <text:p text:style-name="Text_20_body"><text:span text:style-name="T4">&lt;img src=”URL” border=?&gt;sets size of surrounding border</text:span></text:p>
      <text:p text:style-name="Text_20_body"><text:span text:style-name="T4">&lt;img src=”URL” height=?&gt;sets height of image in pixels</text:span></text:p>
      <text:p text:style-name="Text_20_body"><text:span text:style-name="T4">&lt;img src=”URL” width=?&gt;sets width of image in pixels</text:span></text:p>
      <text:p text:style-name="Text_20_body"><text:span text:style-name="T4">&lt;img src=”URL” alt=?&gt;sets the alternate text for browsers that cant process images</text:span></text:p>
      <text:p text:style-name="Text_20_body"><text:span text:style-name="T4"/></text:p>
      <text:p text:style-name="Text_20_body"><text:span text:style-name="T3">Body attributes</text:span></text:p>
      <text:p text:style-name="Text_20_body"><text:span text:style-name="T4">&lt;body bgcolor=?&gt;sets background color,using name or hex value</text:span></text:p>
      <text:p text:style-name="Text_20_body"><text:span text:style-name="T4">&lt;body text=?&gt;sets text color,using name or hex value</text:span></text:p>
      <text:p text:style-name="Text_20_body"><text:span text:style-name="T4">&lt;body vlink=?&gt;sets color of visited links using name or hex value</text:span></text:p>
      <text:p text:style-name="Text_20_body"><text:span text:style-name="T4">&lt;body alink=?&gt;sets color of active links</text:span></text:p>
      <text:p text:style-name="Text_20_body"><text:span text:style-name="T4"/></text:p>
      <text:p text:style-name="P1"><text:span text:style-name="T2">Table attributes</text:span></text:p>
      <text:p text:style-name="Text_20_body"><text:span text:style-name="T4">&lt;table border=?&gt;sets width of border around table cells</text:span></text:p>
      <text:p text:style-name="Text_20_body"><text:span text:style-name="T4">&lt;table cellspacing=?&gt;sets amount of space between cells</text:span></text:p>
      <text:p text:style-name="Text_20_body"><text:span text:style-name="T4">&lt;table cellpadding=?&gt;sets amount of space between cell's border and its contents</text:span></text:p>
      <text:p text:style-name="Text_20_body"><text:span text:style-name="T4">&lt;table width=?&gt;sets width of table in pixels or percentage</text:span></text:p>
      <text:p text:style-name="Text_20_body"><text:span text:style-name="T4">&lt;tr align=?&gt;sets alignment of cells with in row(left/right/center)</text:span></text:p>
      <text:p text:style-name="Text_20_body"><text:span text:style-name="T4">&lt;td align=?&gt;sets alignment for cells(left/right/center)</text:span></text:p>
      <text:p text:style-name="Text_20_body"><text:span text:style-name="T4">&lt;tr valign=?&gt;sets vertical alignment for cells with in the row(top/middle/bottom)</text:span></text:p>
      <text:p text:style-name="Text_20_body"><text:span text:style-name="T4">&lt;td valign=?&gt;sets vertical alignment for cell(top/middle/bottom)</text:span></text:p>
      <text:p text:style-name="Text_20_body"><text:span text:style-name="T4">&lt;td rowspan=?&gt;sets no.of rows a cell should span</text:span></text:p>
      <text:p text:style-name="Text_20_body"><text:span text:style-name="T4">&lt;td colspan=?&gt;sets no.of rows a column should span</text:span></text:p>
      <text:p text:style-name="Text_20_body"><text:span text:style-name="T4">&lt;td nowrap&gt;prevents lines within a cell frombeing broken to fit</text:span></text:p>
      <text:p text:style-name="Text_20_body"><text:span text:style-name="T4"/></text:p>
      <text:p text:style-name="Text_20_body"><text:span text:style-name="T4"/></text:p>
      <text:p text:style-name="P1"><text:span text:style-name="T2">HTML5 input tag attributes</text:span></text:p>
      <text:p text:style-name="Text_20_body"><text:span text:style-name="T4">&lt;input type=”email” name=?&gt;sets a single-line text box for e-mail addresses</text:span></text:p>
      <text:p text:style-name="Text_20_body"><text:span text:style-name="T4">&lt;input type=”url” name=?&gt;sets a single-line text box for urls</text:span></text:p>
      <text:p text:style-name="Text_20_body"><text:span text:style-name="T4">&lt;input type=”range” name=?&gt;sets a single-line text box for range of numbers</text:span></text:p>
      <text:p text:style-name="Text_20_body"><text:span text:style-name="T4">&lt;input type=”date/month/week/time” name=?&gt;shows single line text box with calendar showing date/month/week/time</text:span></text:p>
      <text:p text:style-name="Text_20_body"><text:span text:style-name="T4">&lt;input type=”search” name=?&gt;sets a single line text box for searching</text:span></text:p>
      <text:p text:style-name="Text_20_body"><text:span text:style-name="T4">&lt;input type=”color” name=?&gt; sets a single line text box for picking a color</text:span></text:p>
      <text:p text:style-name="Text_20_body"><text:soft-page-break/><text:span text:style-name="T4"/></text:p>
      <text:p text:style-name="P1">New <text:s/>elements in HTML5</text:p>
      <text:p text:style-name="Text_20_body">&lt;article&gt;defines article in a document</text:p>
      <text:p text:style-name="Text_20_body">&lt;aside&gt;defines content aside from page content</text:p>
      <text:p text:style-name="Text_20_body">&lt;bdi&gt;isolates a part of text that might b formatted in different direction from other text outside it</text:p>
      <text:p text:style-name="Text_20_body">&lt;details&gt;defines additional details that user can view or hide</text:p>
      <text:p text:style-name="Text_20_body">&lt;dialog&gt;defines a dialog box or window</text:p>
      <text:p text:style-name="Text_20_body">&lt;figcaption&gt;defines caption for &lt;figure&gt; element</text:p>
      <text:p text:style-name="Text_20_body">&lt;figure&gt;defines self contained content</text:p>
      <text:p text:style-name="Text_20_body">&lt;footer&gt;defines footer for document or section</text:p>
      <text:p text:style-name="Text_20_body">&lt;header&gt;defines header for document or section</text:p>
      <text:p text:style-name="Text_20_body">&lt;nav&gt;defines navigation links</text:p>
      <text:p text:style-name="Text_20_body">&lt;progress&gt;represents progress of task</text:p>
      <text:p text:style-name="Text_20_body">&lt;section&gt;defines section of document</text:p>
      <text:p text:style-name="Text_20_body">&lt;time&gt;defines date/time</text:p>
      <text:p text:style-name="Text_20_body">&lt;wbr&gt;defines possible time break</text:p>
      <text:p text:style-name="Text_20_body">&lt;audio&gt;defines sound content</text:p>
      <text:p text:style-name="Text_20_body">&lt;source&gt;defines multimedia resources for media elements</text:p>
      <text:p text:style-name="Text_20_body">&lt;video&gt;defines video or movie</text:p>
      <text:p text:style-name="Text_20_body">&lt;output&gt; defines result of calculation</text:p>
      <text:p text:style-name="Text_20_body">&lt;datalist&gt; specifies list of predefined options for input contro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Lucida Sans" style:font-size-complex="7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4T18:10:29.34</meta:creation-date>
    <dc:date>2020-09-05T01:09:25.71</dc:date>
    <meta:editing-duration>PT6H58M55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4" meta:paragraph-count="104" meta:word-count="742" meta:character-count="5503"/>
  </office:meta>
</office:document-meta>
</file>